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4cm" fo:min-width="0.89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8.132cm" fo:min-width="3.018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0.51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47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0.512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objectwithoutfill">
      <style:graphic-properties svg:stroke-color="#000000" draw:marker-start="Square" draw:marker-start-width="0.152cm" draw:marker-start-center="true" draw:marker-end="Symmetric_20_Arrow" draw:marker-end-width="0.203cm" draw:fill="none" draw:textarea-vertical-align="middle"/>
    </style:style>
    <style:style style:name="gr11" style:family="graphic" style:parent-style-name="objectwithoutfill">
      <style:graphic-properties svg:stroke-color="#000000" draw:marker-start="" draw:marker-start-width="0.3cm" draw:marker-end="Rounded_20_short_20_Arrow" draw:marker-end-width="0.20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92cm" fo:min-width="1.532cm"/>
    </style:style>
    <style:style style:name="gr13" style:family="graphic" style:parent-style-name="standard">
      <style:graphic-properties svg:stroke-color="#000000" draw:marker-start="Square" draw:marker-start-width="0.152cm" draw:marker-start-center="true" draw:marker-end="Rounded_20_short_20_Arrow" draw:marker-end-width="0.203cm" draw:textarea-vertical-align="middle"/>
    </style:style>
    <style:style style:name="gr14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15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2.04cm"/>
    </style:style>
    <style:style style:name="gr16" style:family="graphic" style:parent-style-name="objectwithoutfill">
      <style:graphic-properties draw:stroke="dash" draw:stroke-dash="Dashed_20__28_var_29_" svg:stroke-color="#000000" draw:marker-end="" draw:fill="none" draw:textarea-vertical-align="middle"/>
    </style:style>
    <style:style style:name="gr17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0.93cm"/>
    </style:style>
    <style:style style:name="gr18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1.02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3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6" style:family="paragraph">
      <loext:graphic-properties draw:fill="none" draw:fill-color="#ffffff"/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loext:graphic-properties draw:fill="none" draw:fill-color="#ffffff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T2" style:family="text"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0.762cm" draw:transform="rotate (1.5707963267949) translate (7.482cm 12.336cm)">
          <draw:glue-point draw:id="8" svg:x="-5cm" svg:y="2.5cm"/>
          <draw:glue-point draw:id="9" svg:x="-5cm" svg:y="-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xml:id="id1" draw:id="id1" draw:layer="layout" svg:width="2.032cm" svg:height="0.762cm" svg:x="4.964cm" svg:y="8.78cm">
          <text:p text:style-name="P1"><text:span text:style-name="T2">stack</text:span></text:p>
          <text:p text:style-name="P1"><text:span text:style-name="T2">wr 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518cm" svg:height="8.382cm" svg:x="13.23cm" svg:y="10.304cm">
          <text:p text:style-name="P1"><text:span text:style-name="T3">Simple</text:span></text:p>
          <text:p text:style-name="P1"><text:span text:style-name="T3">dual port</text:span></text:p>
          <text:p text:style-name="P1"><text:span text:style-name="T3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2.286cm" svg:x="12.214cm" svg:y="10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2.286cm" svg:x="12.214cm" svg:y="16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0.978cm" svg:height="0.762cm" svg:x="13.23cm" svg:y="9.542cm">
          <text:p text:style-name="P1"><text:span text:style-name="T4">w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2.54cm" svg:height="0.762cm" svg:x="14.208cm" svg:y="9.542cm">
          <text:p text:style-name="P1"><text:span text:style-name="T4">din</text:span></text:p>
          <draw:enhanced-geometry svg:viewBox="0 0 21600 21600" draw:type="rectangle" draw:enhanced-path="M 0 0 L 21600 0 21600 21600 0 21600 0 0 Z N"/>
        </draw:custom-shape>
        <draw:frame draw:style-name="gr8" draw:text-style-name="P6" xml:id="id3" draw:id="id3" draw:layer="layout" svg:width="2.032cm" svg:height="0.962cm" draw:transform="rotate (-1.5707963267949) translate (13.176cm 10.304cm)">
          <draw:text-box>
            <text:p text:style-name="P1"><text:span text:style-name="T4">wr addr </text:span></text:p>
          </draw:text-box>
        </draw:frame>
        <draw:frame draw:style-name="gr8" draw:text-style-name="P6" xml:id="id8" draw:id="id8" draw:layer="layout" svg:width="2.036cm" svg:height="0.962cm" draw:transform="rotate (-1.5707963267949) translate (13.176cm 16.654cm)">
          <draw:text-box>
            <text:p text:style-name="P1"><text:span text:style-name="T4">rd addr </text:span></text:p>
          </draw:text-box>
        </draw:frame>
        <draw:custom-shape draw:style-name="gr2" draw:text-style-name="P3" xml:id="id6" draw:id="id6" draw:layer="layout" svg:width="2.032cm" svg:height="0.762cm" svg:x="5.551cm" svg:y="19.68cm">
          <text:p text:style-name="P1"><text:span text:style-name="T2">stack</text:span></text:p>
          <text:p text:style-name="P1"><text:span text:style-name="T2">rd add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216cm" svg:height="0.645cm" svg:x="8.215cm" svg:y="16.629cm">
          <draw:text-box>
            <text:p><text:span text:style-name="T2"><text:s/></text:span><text:span text:style-name="T2">en</text:span></text:p>
          </draw:text-box>
        </draw:frame>
        <draw:connector draw:style-name="gr10" draw:text-style-name="P8" draw:layer="layout" svg:x1="11.03cm" svg:y1="11.327cm" svg:x2="5.98cm" svg:y2="8.78cm" draw:end-shape="id1" draw:end-glue-point="0" svg:d="M11030 11327v-3073h-5050v526" svg:viewBox="0 0 5051 3074">
          <text:p/>
        </draw:connector>
        <draw:connector draw:style-name="gr11" draw:text-style-name="P8" draw:layer="layout" svg:x1="8.244cm" svg:y1="11.32cm" svg:x2="12.214cm" svg:y2="11.32cm" draw:start-shape="id2" draw:start-glue-point="5" draw:end-shape="id3" draw:end-glue-point="2" svg:d="M8244 11320h3970" svg:viewBox="0 0 3971 1">
          <text:p/>
        </draw:connector>
        <draw:custom-shape draw:style-name="gr12" draw:text-style-name="P4" xml:id="id4" draw:id="id4" draw:layer="layout" svg:width="2.032cm" svg:height="1.342cm" svg:x="4.964cm" svg:y="13.28cm">
          <text:p text:style-name="P1"><text:span text:style-name="T3">!= 0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5.98cm" svg:y1="9.542cm" svg:x2="5.98cm" svg:y2="13.28cm" draw:start-shape="id1" draw:start-glue-point="2" draw:end-shape="id4" draw:end-glue-point="0" svg:d="M5980 9542v3738" svg:viewBox="0 0 1 3739">
          <text:p/>
        </draw:connector>
        <draw:line draw:style-name="gr13" draw:text-style-name="P1" draw:layer="layout" svg:x1="5.98cm" svg:y1="10.812cm" svg:x2="7.482cm" svg:y2="10.812cm">
          <text:p/>
        </draw:line>
        <draw:connector draw:style-name="gr11" draw:text-style-name="P8" draw:layer="layout" svg:x1="6.996cm" svg:y1="13.951cm" svg:x2="8.62cm" svg:y2="14.716cm" draw:start-shape="id4" draw:start-glue-point="1" draw:end-shape="id5" draw:end-glue-point="0" svg:d="M6996 13951h1624v765" svg:viewBox="0 0 1625 766">
          <text:p/>
        </draw:connector>
        <draw:custom-shape draw:style-name="gr1" draw:text-style-name="P2" xml:id="id7" draw:id="id7" draw:layer="layout" svg:width="2.032cm" svg:height="0.762cm" draw:transform="rotate (1.5707963267949) translate (8.329cm 18.686cm)">
          <draw:glue-point draw:id="8" svg:x="-5cm" svg:y="-2.5cm"/>
          <draw:glue-point draw:id="9" svg:x="-5cm" svg:y="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8" draw:layer="layout" svg:x1="6.567cm" svg:y1="19.68cm" svg:x2="8.329cm" svg:y2="18.178cm" draw:start-shape="id6" draw:start-glue-point="0" draw:end-shape="id7" draw:end-glue-point="9" svg:d="M6567 19680v-1502h1762" svg:viewBox="0 0 1763 1503">
          <text:p/>
        </draw:connector>
        <draw:connector draw:style-name="gr14" draw:text-style-name="P8" xml:id="id16" draw:id="id16" draw:layer="layout" draw:type="line" svg:x1="9.091cm" svg:y1="17.67cm" svg:x2="12.214cm" svg:y2="17.672cm" draw:start-shape="id7" draw:start-glue-point="5" draw:end-shape="id8" draw:end-glue-point="2" svg:d="M9091 17670l3123 2" svg:viewBox="0 0 3124 3">
          <text:p/>
        </draw:connector>
        <draw:custom-shape draw:style-name="gr15" draw:text-style-name="P9" xml:id="id9" draw:id="id9" draw:layer="layout" svg:width="2.54cm" svg:height="1.016cm" svg:x="2.524cm" svg:y="4.462cm">
          <text:p text:style-name="P1"><text:span text:style-name="T5">delta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.508cm" svg:y1="6.494cm" svg:x2="20.304cm" svg:y2="6.494cm">
          <text:p/>
        </draw:line>
        <draw:connector draw:style-name="gr11" draw:text-style-name="P8" draw:layer="layout" svg:x1="3.794cm" svg:y1="5.478cm" svg:x2="8.329cm" svg:y2="17.162cm" draw:start-shape="id9" draw:start-glue-point="2" draw:end-shape="id7" draw:end-glue-point="8" svg:d="M3794 5478v11684h4535" svg:viewBox="0 0 4536 11685">
          <text:p/>
        </draw:connector>
        <draw:line draw:style-name="gr13" draw:text-style-name="P1" draw:layer="layout" svg:x1="3.794cm" svg:y1="11.828cm" svg:x2="7.482cm" svg:y2="11.828cm">
          <text:p/>
        </draw:line>
        <draw:custom-shape draw:style-name="gr17" draw:text-style-name="P9" xml:id="id10" draw:id="id10" draw:layer="layout" svg:width="1.43cm" svg:height="1.016cm" svg:x="13.032cm" svg:y="4.462cm">
          <text:p text:style-name="P1"><text:span text:style-name="T5">we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2" draw:id="id12" draw:layer="layout" svg:width="1.524cm" svg:height="1.016cm" svg:x="14.716cm" svg:y="4.462cm">
          <text:p text:style-name="P1"><text:span text:style-name="T5">wd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draw:type="line" svg:x1="13.747cm" svg:y1="5.478cm" svg:x2="13.719cm" svg:y2="9.542cm" draw:start-shape="id10" draw:start-glue-point="2" draw:end-shape="id11" draw:end-glue-point="0" svg:d="M13747 5478l-28 4064" svg:viewBox="0 0 29 4065">
          <text:p/>
        </draw:connector>
        <draw:connector draw:style-name="gr19" draw:text-style-name="P8" draw:layer="layout" draw:type="line" svg:x1="15.478cm" svg:y1="5.478cm" svg:x2="15.478cm" svg:y2="9.542cm" draw:start-shape="id12" draw:start-glue-point="2" draw:end-shape="id13" draw:end-glue-point="0" svg:d="M15478 5478v4064" svg:viewBox="0 0 1 4065">
          <text:p/>
        </draw:connector>
        <draw:custom-shape draw:style-name="gr18" draw:text-style-name="P9" xml:id="id15" draw:id="id15" draw:layer="layout" svg:width="1.524cm" svg:height="1.016cm" svg:x="17.216cm" svg:y="4.462cm">
          <text:p text:style-name="P1"><text:span text:style-name="T5">rd</text:span></text:p>
          <text:p text:style-name="P1"><text:span text:style-name="T5">(output)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line-skew="0.998cm" svg:x1="14.989cm" svg:y1="18.686cm" svg:x2="17.978cm" svg:y2="5.478cm" draw:start-shape="id14" draw:start-glue-point="2" draw:end-shape="id15" draw:end-glue-point="2" svg:d="M14989 18686v1524h2989v-14732" svg:viewBox="0 0 2990 14733">
          <text:p/>
        </draw:connector>
        <draw:frame draw:style-name="gr20" draw:text-style-name="P10" draw:layer="layout" svg:width="3.556cm" svg:height="0.762cm" svg:x="13.23cm" svg:y="17.928cm">
          <draw:text-box>
            <text:p text:style-name="P1"><text:span text:style-name="T6">do</text:span><text:span text:style-name="T6">ut</text:span></text:p>
          </draw:text-box>
        </draw:frame>
        <draw:frame draw:style-name="gr21" draw:text-style-name="P11" draw:layer="layout" svg:width="7.366cm" svg:height="1.524cm" svg:x="5.826cm" svg:y="1.762cm">
          <draw:text-box>
            <text:p text:style-name="P1"><text:span text:style-name="T7">FORTH Stack</text:span></text:p>
          </draw:text-box>
        </draw:frame>
        <draw:connector draw:style-name="gr14" draw:text-style-name="P8" draw:layer="layout" draw:line-skew="0.352cm" svg:x1="10.652cm" svg:y1="17.671cm" svg:x2="6.567cm" svg:y2="20.442cm" draw:start-shape="id16" draw:start-glue-point="0" draw:end-shape="id6" draw:end-glue-point="2" svg:d="M10652 17671v3649h-4085v-878" svg:viewBox="0 0 4086 3650">
          <text:p/>
        </draw:connector>
        <draw:custom-shape draw:style-name="gr22" draw:text-style-name="P12" xml:id="id17" draw:id="id17" draw:layer="layout" svg:width="2.286cm" svg:height="1.27cm" svg:x="10.144cm" svg:y="14.716cm">
          <text:p text:style-name="P1"><text:span text:style-name="T6">Raddr != 0</text:span></text:p>
          <text:p text:style-name="P1"><text:span text:style-name="T6">or d1 = 0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0.652cm" svg:y1="17.671cm" svg:x2="11.287cm" svg:y2="15.986cm" draw:start-shape="id16" draw:start-glue-point="0" draw:end-shape="id17" draw:end-glue-point="2" svg:d="M10652 17671v-880h635v-805" svg:viewBox="0 0 636 1686">
          <text:p/>
        </draw:connector>
        <draw:custom-shape draw:style-name="gr23" draw:text-style-name="P1" xml:id="id5" draw:id="id5" draw:layer="layout" svg:width="1.524cm" svg:height="1.27cm" svg:x="7.858cm" svg:y="14.716cm">
          <text:p text:style-name="P1">and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8.62cm" svg:y1="15.986cm" svg:x2="8.71cm" svg:y2="16.791cm" draw:start-shape="id5" draw:start-glue-point="2" draw:end-shape="id7" draw:end-glue-point="4" svg:d="M8620 15986v334h90v471" svg:viewBox="0 0 91 806">
          <text:p/>
        </draw:connector>
        <draw:connector draw:style-name="gr14" draw:text-style-name="P8" draw:layer="layout" svg:x1="10.144cm" svg:y1="15.351cm" svg:x2="9.382cm" svg:y2="15.351cm" draw:start-shape="id17" draw:start-glue-point="3" draw:end-shape="id5" draw:end-glue-point="1" svg:d="M10144 15351h-762" svg:viewBox="0 0 763 1">
          <text:p/>
        </draw:connector>
        <draw:custom-shape draw:style-name="gr22" draw:text-style-name="P12" xml:id="id18" draw:id="id18" draw:layer="layout" svg:width="2.286cm" svg:height="1.27cm" svg:x="8.329cm" svg:y="8.874cm">
          <text:p text:style-name="P1"><text:span text:style-name="T6">Waddr != 0</text:span></text:p>
          <text:p text:style-name="P1"><text:span text:style-name="T6">or d1 = 0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216cm" svg:height="0.645cm" svg:x="7.315cm" svg:y="10.23cm">
          <draw:text-box>
            <text:p><text:span text:style-name="T2"><text:s/></text:span><text:span text:style-name="T2">en</text:span></text:p>
          </draw:text-box>
        </draw:frame>
        <draw:connector draw:style-name="gr14" draw:text-style-name="P8" draw:layer="layout" svg:x1="8.329cm" svg:y1="9.509cm" svg:x2="7.863cm" svg:y2="10.441cm" draw:start-shape="id18" draw:start-glue-point="3" draw:end-shape="id2" draw:end-glue-point="4" svg:d="M8329 9509h-466v932" svg:viewBox="0 0 467 933">
          <text:p/>
        </draw:connector>
        <draw:line draw:style-name="gr14" draw:text-style-name="P8" draw:layer="layout" svg:x1="11.03cm" svg:y1="9.636cm" svg:x2="10.615cm" svg:y2="9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="Rounded_20_short_20_Arrow" draw:marker-end-width="0.203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1cm" svg:stroke-color="#000000" draw:marker-start-width="0.559cm" draw:marker-start-center="true" draw:marker-end-width="0.051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4:41.328000000</meta:creation-date>
    <meta:editing-cycles>12</meta:editing-cycles>
    <meta:editing-duration>PT3H4M14S</meta:editing-duration>
    <dc:date>2019-11-12T14:17:39.500101541</dc:date>
    <meta:generator>LibreOffice/6.0.7.3$Linux_X86_64 LibreOffice_project/00m0$Build-3</meta:generator>
    <meta:document-statistic meta:object-count="42"/>
  </office:meta>
</office:document-meta>
</file>